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188500000658CD6127F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b86f7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caf39"/>
    </style:style>
    <style:style style:name="P17" style:family="paragraph" style:parent-style-name="Standard">
      <style:paragraph-properties fo:text-align="center" style:justify-single-word="false"/>
      <style:text-properties style:font-name="Liberation Serif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paragraph-rsid="001caf39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paragraph-rsid="001e26e2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caf39" officeooo:paragraph-rsid="001caf39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e26e2" officeooo:paragraph-rsid="001e26e2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201c9b" officeooo:paragraph-rsid="00201c9b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paragraph-rsid="001caf39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86f7"/>
    </style:style>
    <style:style style:name="T4" style:family="text">
      <style:text-properties officeooo:rsid="001bdc0b"/>
    </style:style>
    <style:style style:name="T5" style:family="text">
      <style:text-properties officeooo:rsid="001caf3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5" text:outline-level="1"/>
      <text:h text:style-name="P25" text:outline-level="1">Fiche d'itération Prévisionnelle n°<text:span text:style-name="T3">5</text:span></text:h>
      <text:p text:style-name="P11"/>
      <text:p text:style-name="Text_20_body"/>
      <text:p text:style-name="P10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3">Auteurs</text:p>
            </table:table-cell>
            <table:table-cell table:style-name="Auteurs_3a_.A1" office:value-type="string">
              <text:p text:style-name="P13">Approbateurs</text:p>
            </table:table-cell>
            <table:table-cell table:style-name="Auteurs_3a_.C1" office:value-type="string">
              <text:p text:style-name="P13">Validation</text:p>
            </table:table-cell>
          </table:table-row>
        </table:table-header-rows>
        <table:table-row>
          <table:table-cell table:style-name="Auteurs_3a_.A2" office:value-type="string">
            <text:p text:style-name="P3">Sébastien TROUSSE</text:p>
          </table:table-cell>
          <table:table-cell table:style-name="Auteurs_3a_.B3" office:value-type="string">
            <text:p text:style-name="P2"/>
          </table:table-cell>
          <table:table-cell table:style-name="Auteurs_3a_.C3" office:value-type="string">
            <text:p text:style-name="P6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3" office:value-type="string">
            <text:p text:style-name="P6"><text:span text:style-name="T1">Rédigé le</text:span> : <text:span text:style-name="T3">25</text:span>/11/2013</text:p>
          </table:table-cell>
          <table:table-cell table:style-name="Auteurs_3a_.B3" office:value-type="string">
            <text:p text:style-name="P6"><text:span text:style-name="T1">Approuvé le</text:span> :</text:p>
          </table:table-cell>
          <table:table-cell table:style-name="Auteurs_3a_.C3" office:value-type="string">
            <text:p text:style-name="P6"><text:span text:style-name="T1">Validé le </text:span>:</text:p>
          </table:table-cell>
        </table:table-row>
      </table:table>
      <text:p text:style-name="Text_20_body"/>
      <text:p text:style-name="P10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<text:span text:style-name="T3">5</text:span>.0</text:p>
          </table:table-cell>
          <table:table-cell table:style-name="Tableau4.A2" office:value-type="string">
            <text:p text:style-name="P3">Sébastien TROUSSE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6"><text:span text:style-name="T3">25</text:span>/11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h text:style-name="P26" text:outline-level="1">Fiche d'itération Prévisionnelle n°<text:span text:style-name="T3">5</text:span>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">Liste des tâches</text:p>
          </table:table-cell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Date début</text:p>
          </table:table-cell>
          <table:table-cell table:style-name="Tableau1.A1" office:value-type="string">
            <text:p text:style-name="P4">Date d'envoi à l'approbateur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Date de fin prévu</text:p>
          </table:table-cell>
          <table:table-cell table:style-name="Tableau1.G1" office:value-type="string">
            <text:p text:style-name="P4">Notes</text:p>
          </table:table-cell>
        </table:table-row>
        <table:table-row>
          <table:table-cell table:style-name="Tableau1.A2" office:value-type="string">
            <text:p text:style-name="P5"><text:s/>CR DP itération <text:span text:style-name="T4">5</text:span></text:p>
          </table:table-cell>
          <table:table-cell table:style-name="Tableau1.A2" office:value-type="string">
            <text:p text:style-name="P18">Jean-Philippe HUGUET</text:p>
          </table:table-cell>
          <table:table-cell table:style-name="Tableau1.A2" office:value-type="string">
            <text:p text:style-name="P5">2<text:span text:style-name="T5">7</text:span>/11/2013</text:p>
          </table:table-cell>
          <table:table-cell table:style-name="Tableau1.A2" office:value-type="string">
            <text:p text:style-name="P5">2<text:span text:style-name="T5">7</text:span>/11/2013</text:p>
            <text:p text:style-name="P5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CR Client itération <text:span text:style-name="T4">5</text:span></text:p>
          </table:table-cell>
          <table:table-cell table:style-name="Tableau1.A2" office:value-type="string">
            <text:p text:style-name="P20">Clément CARLES</text:p>
          </table:table-cell>
          <table:table-cell table:style-name="Tableau1.A2" office:value-type="string">
            <text:p text:style-name="P5">2<text:span text:style-name="T5">7</text:span>/11/2013</text:p>
          </table:table-cell>
          <table:table-cell table:style-name="Tableau1.A2" office:value-type="string">
            <text:p text:style-name="P5">2<text:span text:style-name="T5">7</text:span>/11/2013</text:p>
            <text:p text:style-name="P5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0">Gestion des scores</text:p>
          </table:table-cell>
          <table:table-cell table:style-name="Tableau1.A2" office:value-type="string">
            <text:p text:style-name="P5">Quentin</text:p>
            <text:p text:style-name="P5">CHEYNET</text:p>
            <text:p text:style-name="P1">Jérémy VAZ BORGES</text:p>
            <text:p text:style-name="P5">Sébastien TROUSSE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0">Gestion des débuts de partie</text:p>
          </table:table-cell>
          <table:table-cell table:style-name="Tableau1.A2" office:value-type="string">
            <text:p text:style-name="P18">Quentin</text:p>
            <text:p text:style-name="P18">CHEYNET</text:p>
            <text:p text:style-name="P16">Jérémy VAZ BORGES</text:p>
            <text:p text:style-name="P18">Sébastien TROUSSE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Gestion</text:p>
            <text:p text:style-name="P5">des <text:span text:style-name="T5">niveaux</text:span></text:p>
          </table:table-cell>
          <table:table-cell table:style-name="Tableau1.A2" office:value-type="string">
            <text:p text:style-name="P5">Quentin</text:p>
            <text:p text:style-name="P5">CHEYNET</text:p>
            <text:p text:style-name="P1">Jérémy VAZ BORGES</text:p>
            <text:p text:style-name="P5">Sébastien TROUSSE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Liaison entre les parties jeu et réseau</text:p>
          </table:table-cell>
          <table:table-cell table:style-name="Tableau1.A2" office:value-type="string">
            <text:p text:style-name="P5">Quentin</text:p>
            <text:p text:style-name="P5">CHEYNET</text:p>
            <text:p text:style-name="P1">Jérémy VAZ BORGES</text:p>
            <text:p text:style-name="P5">Sébastien TROUSSE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Gestion du son</text:p>
          </table:table-cell>
          <table:table-cell table:style-name="Tableau1.A2" office:value-type="string">
            <text:p text:style-name="P1">Jean-Philippe HUGUET</text:p>
            <text:p text:style-name="P5">Clément CARLES</text:p>
          </table:table-cell>
          <table:table-cell table:style-name="Tableau1.A2" office:value-type="string">
            <text:p text:style-name="P5">2<text:span text:style-name="T5">8</text:span>/11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ext:soft-page-break/>
        <table:table-row>
          <table:table-cell table:style-name="Tableau1.A2" office:value-type="string">
            <text:p text:style-name="P14">Bilan</text:p>
          </table:table-cell>
          <table:table-cell table:style-name="Tableau1.A2" office:value-type="string">
            <text:p text:style-name="P19">Jean-Philippe HUGUET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A2" office:value-type="string">
            <text:p text:style-name="P9"><text:span text:style-name="T5">02</text:span>/1<text:span text:style-name="T5">2</text:span>/2013</text:p>
            <text:p text:style-name="P9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Fiche itération réelle <text:span text:style-name="T4">5</text:span></text:p>
          </table:table-cell>
          <table:table-cell table:style-name="Tableau1.A2" office:value-type="string">
            <text:p text:style-name="P21">Sébastien TROUSSE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A2" office:value-type="string">
            <text:p text:style-name="P9"><text:span text:style-name="T5">02</text:span>/1<text:span text:style-name="T5">2</text:span>/2013</text:p>
            <text:p text:style-name="P9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9"><text:span text:style-name="T5">03</text:span>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Fiche itération prévisionnelle <text:span text:style-name="T4">6</text:span></text:p>
          </table:table-cell>
          <table:table-cell table:style-name="Tableau1.A2" office:value-type="string">
            <text:p text:style-name="P21">Clément CARLES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  <text:p text:style-name="P24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Ordre du jour de la réunion externe <text:span text:style-name="T4">6</text:span></text:p>
          </table:table-cell>
          <table:table-cell table:style-name="Tableau1.A2" office:value-type="string">
            <text:p text:style-name="P22">Quentin CHEYNET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  <text:p text:style-name="P24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Ordre du jour de la réunion interne <text:span text:style-name="T4">6</text:span></text:p>
          </table:table-cell>
          <table:table-cell table:style-name="Tableau1.A2" office:value-type="string">
            <text:p text:style-name="P22">Jérémy VAZ BORGES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  <text:p text:style-name="P24">21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4">Création du rendue itération <text:span text:style-name="T4">5</text:span></text:p>
          </table:table-cell>
          <table:table-cell table:style-name="Tableau1.A2" office:value-type="string">
            <text:p text:style-name="P21">Sébastien TROUSSE</text:p>
          </table:table-cell>
          <table:table-cell table:style-name="Tableau1.A2" office:value-type="string">
            <text:p text:style-name="P9"><text:span text:style-name="T5">0</text:span>2/1<text:span text:style-name="T5">2</text:span>/2013</text:p>
          </table:table-cell>
          <table:table-cell table:style-name="Tableau1.A2" office:value-type="string">
            <text:p text:style-name="P9"><text:span text:style-name="T5">03</text:span>/1<text:span text:style-name="T5">2</text:span>/2013</text:p>
            <text:p text:style-name="P9">12h00</text:p>
          </table:table-cell>
          <table:table-cell table:style-name="Tableau1.A2" office:value-type="string">
            <text:p text:style-name="P5">Groupe C</text:p>
          </table:table-cell>
          <table:table-cell table:style-name="Tableau1.A2" office:value-type="string">
            <text:p text:style-name="P24"><text:span text:style-name="T5">03</text:span>/1<text:span text:style-name="T5">2</text:span>/2013</text:p>
          </table:table-cell>
          <table:table-cell table:style-name="Tableau1.G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style:contextual-spacing="false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family="'Calibri Light'" style:font-family-generic="roman" style:font-pitch="variable" fo:font-size="13pt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10-16T17:11:48</meta:creation-date>
    <dc:date>2013-11-26T00:21:12.116000000</dc:date>
    <meta:editing-duration>PT2H35M12S</meta:editing-duration>
    <meta:editing-cycles>23</meta:editing-cycles>
    <meta:generator>LibreOffice/4.1.3.2$Windows_x86 LibreOffice_project/70feb7d99726f064edab4605a8ab840c50ec57a</meta:generator>
    <meta:document-statistic meta:table-count="5" meta:image-count="1" meta:object-count="0" meta:page-count="3" meta:paragraph-count="142" meta:word-count="275" meta:character-count="1864" meta:non-whitespace-character-count="1727"/>
  </office:meta>
</office:document-meta>
</file>